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45278" officeooo:paragraph-rsid="00145278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45278" officeooo:paragraph-rsid="00145278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12c25" officeooo:paragraph-rsid="0015bccc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12c25" officeooo:paragraph-rsid="00145278" style:font-size-asian="12pt" style:font-size-complex="12pt"/>
    </style:style>
    <style:style style:name="T1" style:family="text">
      <style:text-properties officeooo:rsid="00145278"/>
    </style:style>
    <style:style style:name="T2" style:family="text">
      <style:text-properties officeooo:rsid="0015bc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527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WithinHQ</text:p>
      <text:p text:style-name="P1">@<text:span text:style-name="T2">ManagersOnly</text:span></text:p>
      <text:p text:style-name="P3"><text:span text:style-name="T3">public</text:span> <text:span text:style-name="T2">UserData</text:span> <text:span text:style-name="T2">readUserSensitiveData(</text:span></text:p>
      <text:p text:style-name="P3"><text:span text:style-name="T2"><text:s text:c="19"/>User user, CallerLocation cl) {</text:span></text:p>
      <text:p text:style-name="P4"><text:s text:c="2"/><text:span text:style-name="T1"><text:s/></text:span><text:span text:style-name="T4">return</text:span><text:span text:style-name="T1"> // retrieve user data from pods;</text:span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35:26.157011584</meta:creation-date>
    <dc:date>2019-01-27T22:00:07.106954724</dc:date>
    <meta:editing-duration>PT14M2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8" meta:character-count="153" meta:non-whitespace-character-count="119"/>
  </office:meta>
</office:document-meta>
</file>